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24-01-29 0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22-09-08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22-03-0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21-01-2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20-09-28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20-01-29 0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9-09-16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9-04-29 1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9-01-29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8-09-18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8-05-15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8-01-23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7-09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7-05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7-01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6-09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6-05-04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6-04-19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6-01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5-08-1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5-01-28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4-03-1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3-02-06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1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0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08-03-12 0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07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06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05-02-2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0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0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0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0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200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1999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199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199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1996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199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44</text:p>
          </table:table-cell>
          <table:table-cell office:value-type="string" calcext:value-type="string">
            <text:p>ALRS-129</text:p>
          </table:table-cell>
          <table:table-cell office:value-type="string" calcext:value-type="string">
            <text:p>199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